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5" table:value="Tool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-00-0000</text:date>, <text:time style:data-style-name="N2" text:time-value="17:56:15.494888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4:05:17.181645498</dc:date>
    <meta:editing-duration>P3DT19H42M24S</meta:editing-duration>
    <meta:editing-cycles>21</meta:editing-cycles>
    <meta:generator>LibreOffice/5.4.6.2$Linux_X86_64 LibreOffice_project/40m0$Build-2</meta:generator>
    <meta:document-statistic meta:table-count="1" meta:cell-count="2339" meta:object-count="0"/>
  </office:meta>
</office:document-meta>
</file>